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937cm" fo:min-width="8.695cm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003cm" svg:height="12.991cm" draw:transform="skewX (0.022165681500328) rotate (-0.0326376570122948) translate (3.586cm 5.565cm)">
          <text:p text:style-name="P1"><text:span text:style-name="T1">Avatar aqu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06:57:19.390000000</meta:creation-date>
    <dc:date>2022-10-18T07:02:15.270000000</dc:date>
    <meta:editing-duration>PT38S</meta:editing-duration>
    <meta:editing-cycles>1</meta:editing-cycles>
    <meta:document-statistic meta:object-count="1"/>
    <meta:generator>LibreOffice/7.3.5.2$Windows_X86_64 LibreOffice_project/184fe81b8c8c30d8b5082578aee2fed2ea847c01</meta:generator>
  </office:meta>
</office:document-meta>
</file>